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/>
    </style:style>
    <style:style style:name="P2" style:parent-style-name="Normal" style:family="paragraph">
      <style:text-properties fo:font-weight="bold" style:font-weight-asian="bold"/>
    </style:style>
    <style:style style:name="P3" style:parent-style-name="Párrafodelista" style:list-style-name="LFO1" style:family="paragraph"/>
    <style:style style:name="P4" style:parent-style-name="Normal" style:family="paragraph">
      <style:paragraph-properties fo:margin-left="0.4916in">
        <style:tab-stops/>
      </style:paragraph-properties>
    </style:style>
    <style:style style:name="T5" style:parent-style-name="Fuentedepárrafopredeter." style:family="text">
      <style:text-properties fo:background-color="#FFFF00"/>
    </style:style>
    <style:style style:name="P6" style:parent-style-name="Normal" style:family="paragraph">
      <style:paragraph-properties fo:margin-left="0.4916in">
        <style:tab-stops/>
      </style:paragraph-properties>
    </style:style>
    <style:style style:name="T7" style:parent-style-name="Fuentedepárrafopredeter." style:family="text">
      <style:text-properties fo:background-color="#FFFF00"/>
    </style:style>
    <style:style style:name="P8" style:parent-style-name="Normal" style:family="paragraph">
      <style:paragraph-properties fo:margin-left="0.4916in">
        <style:tab-stops/>
      </style:paragraph-properties>
    </style:style>
    <style:style style:name="P9" style:parent-style-name="Párrafodelista" style:list-style-name="LFO1" style:family="paragraph"/>
    <style:style style:name="P10" style:parent-style-name="Normal" style:family="paragraph">
      <style:paragraph-properties fo:margin-left="0.4916in">
        <style:tab-stops/>
      </style:paragraph-properties>
    </style:style>
    <style:style style:name="T11" style:parent-style-name="Fuentedepárrafopredeter." style:family="text">
      <style:text-properties fo:background-color="#FFFF00"/>
    </style:style>
    <style:style style:name="P12" style:parent-style-name="Normal" style:family="paragraph">
      <style:paragraph-properties fo:margin-left="0.4916in">
        <style:tab-stops/>
      </style:paragraph-properties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T14" style:parent-style-name="Fuentedepárrafopredeter." style:family="text">
      <style:text-properties fo:background-color="#FFFF00"/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T16" style:parent-style-name="Fuentedepárrafopredeter." style:family="text">
      <style:text-properties fo:background-color="#FFFF00"/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T18" style:parent-style-name="Fuentedepárrafopredeter." style:family="text">
      <style:text-properties fo:background-color="#FFFF00"/>
    </style:style>
    <style:style style:name="P19" style:parent-style-name="Normal" style:family="paragraph">
      <style:paragraph-properties fo:margin-left="0.4916in">
        <style:tab-stops/>
      </style:paragraph-properties>
    </style:style>
    <style:style style:name="T20" style:parent-style-name="Fuentedepárrafopredeter." style:family="text">
      <style:text-properties fo:background-color="#FFFF00"/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T22" style:parent-style-name="Fuentedepárrafopredeter." style:family="text">
      <style:text-properties fo:background-color="#FFFF00"/>
    </style:style>
    <style:style style:name="P23" style:parent-style-name="Normal" style:family="paragraph">
      <style:paragraph-properties fo:margin-left="0.4916in">
        <style:tab-stops/>
      </style:paragraph-properties>
    </style:style>
    <style:style style:name="T24" style:parent-style-name="Fuentedepárrafopredeter." style:family="text">
      <style:text-properties fo:background-color="#FFFF00"/>
    </style:style>
    <style:style style:name="P25" style:parent-style-name="Normal" style:family="paragraph">
      <style:paragraph-properties fo:margin-left="0.4916in">
        <style:tab-stops/>
      </style:paragraph-properties>
    </style:style>
    <style:style style:name="T26" style:parent-style-name="Fuentedepárrafopredeter." style:family="text">
      <style:text-properties fo:background-color="#FFFF00"/>
    </style:style>
    <style:style style:name="T27" style:parent-style-name="Fuentedepárrafopredeter.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REVISIÓN:</text:p>
      <text:p text:style-name="P2"/>
      <text:list text:style-name="LFO1" text:continue-numbering="true">
        <text:list-item>
          <text:p text:style-name="P3">Acta de reunión con el cliente:</text:p>
        </text:list-item>
      </text:list>
      <text:p text:style-name="P4"><text:span text:style-name="T5">Apuntar los asistentes, quién tiene que hacer el qué, ejem: Acciones siguientes.</text:span></text:p>
      <text:p text:style-name="P6"><text:span text:style-name="T7">Orden del día.</text:span></text:p>
      <text:p text:style-name="P8">Ir a la reunión con el índice.</text:p>
      <text:p text:style-name="Normal"/>
      <text:list text:style-name="LFO1" text:continue-numbering="true">
        <text:list-item>
          <text:p text:style-name="P9">Acta de<text:s/>constitución:</text:p>
        </text:list-item>
      </text:list>
      <text:p text:style-name="P10"><text:span text:style-name="T11">Objetivo del proyecto, generar una solución teniendo en cuenta los requisitos,</text:span></text:p>
      <text:p text:style-name="P12">PDF EN TODOS LOS DOCUMENTOS.</text:p>
      <text:p text:style-name="P13">.<text:s/><text:span text:style-name="T14">PLAN DE RIESGOS EN EL ACTA DE CONSTITUCIÓN.</text:span></text:p>
      <text:p text:style-name="P15">.<text:s/><text:span text:style-name="T16">Documento firmado tiene que ser de autocontenido (todo en un mismo documento) o anexo</text:span></text:p>
      <text:p text:style-name="P17">.<text:s/><text:span text:style-name="T18">Criterios de éxito</text:span><text:s/></text:p>
      <text:p text:style-name="P19">.<text:s/><text:span text:style-name="T20">Alcance: especificar las herramientas.</text:span></text:p>
      <text:p text:style-name="P21"><text:span text:style-name="T22">. Alcance proyecto antes de los objetivos</text:span><text:s/></text:p>
      <text:p text:style-name="P23">.<text:span text:style-name="T24">Hitos apuntar tareas.</text:span><text:s/>(HE PUESTO LO QUE HAY QUE ENTREGAR EN ESTA ITERACIÓN Y EN LA SIGUIENTE. EN LAS OTRAS DOS NO HE PUESTO NADA PORQUE NO SABEMOS QUE TENEMOS QUE ENTREGAR)</text:p>
      <text:p text:style-name="P25">.<text:s/><text:span text:style-name="T26">Criterios de aceptación para las tareas que son también interno</text:span><text:s/>(TENEMOS QUE DECLARAR A ALGUIEN COMO REVISOR DE CONTENIDO Y QUE DE EL VISTO BUENO)<text:s/>---------<text:span text:style-name="T27"></text:span><text:s/>Que lo haga el PM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élix Gómez</meta:initial-creator>
    <dc:creator>JULIO</dc:creator>
    <meta:creation-date>2017-11-09T15:38:00Z</meta:creation-date>
    <dc:date>2017-11-09T19:47:00Z</dc:date>
    <meta:template xlink:href="Normal" xlink:type="simple"/>
    <meta:editing-cycles>4</meta:editing-cycles>
    <meta:editing-duration>PT2040S</meta:editing-duration>
    <meta:document-statistic meta:page-count="1" meta:paragraph-count="1" meta:word-count="137" meta:character-count="892" meta:row-count="6" meta:non-whitespace-character-count="756"/>
  </office:meta>
</office:document-meta>
</file>